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Tamil" svg:font-family="'Droid Sans Tamil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e8f38" officeooo:paragraph-rsid="001e8f38"/>
    </style:style>
    <style:style style:name="P3" style:family="paragraph" style:parent-style-name="Subtitle">
      <style:text-properties officeooo:rsid="001e8f38" officeooo:paragraph-rsid="001e8f38"/>
    </style:style>
    <style:style style:name="P4" style:family="paragraph" style:parent-style-name="Text_20_body">
      <style:text-properties officeooo:rsid="001e8f38" officeooo:paragraph-rsid="001e8f38"/>
    </style:style>
    <style:style style:name="P5" style:family="paragraph" style:parent-style-name="Text_20_body">
      <style:text-properties officeooo:paragraph-rsid="001e8f38"/>
    </style:style>
    <style:style style:name="P6" style:family="paragraph" style:parent-style-name="Text_20_body">
      <style:text-properties style:font-name="Liberation Serif" officeooo:paragraph-rsid="001e8f38"/>
    </style:style>
    <style:style style:name="P7" style:family="paragraph" style:parent-style-name="Title">
      <style:text-properties officeooo:rsid="001e8f38" officeooo:paragraph-rsid="001e8f3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incipal Component Analysis</text:p>
      <text:p text:style-name="P3">Maciej Staniszewski and Adam Foster</text:p>
      <text:h text:style-name="P2" text:outline-level="1"><text:bookmark-start text:name="__RefHeading___Toc97_4112998524"/>Executive Summary<text:bookmark-end text:name="__RefHeading___Toc97_4112998524"/></text:h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7_4112998524" text:style-name="Index_20_Link" text:visited-style-name="Index_20_Link">Executive Summary<text:tab/>1</text:a></text:p>
        </text:index-body>
      </text:table-of-content>
      <text:p text:style-name="P4"/>
      <text:h text:style-name="P2" text:outline-level="1">Problem Description</text:h>
      <text:p text:style-name="P5"/>
      <text:h text:style-name="P2" text:outline-level="1">Overview of the Data</text:h>
      <text:p text:style-name="P5"/>
      <text:h text:style-name="P2" text:outline-level="1">Methodology Used</text:h>
      <text:p text:style-name="P5"/>
      <text:h text:style-name="P2" text:outline-level="1">Results</text:h>
      <text:p text:style-name="P5"/>
      <text:h text:style-name="P2" text:outline-level="1">Summary and Recommendation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Tamil" svg:font-family="'Droid Sans Tamil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09:53:24.652870591</meta:creation-date>
    <dc:date>2023-05-14T10:02:04.277709376</dc:date>
    <meta:editing-duration>PT8M40S</meta:editing-duration>
    <meta:editing-cycles>1</meta:editing-cycles>
    <meta:document-statistic meta:table-count="0" meta:image-count="0" meta:object-count="0" meta:page-count="1" meta:paragraph-count="10" meta:word-count="28" meta:character-count="205" meta:non-whitespace-character-count="187"/>
    <meta:generator>LibreOffice/7.5.3.2$Linux_X86_64 LibreOffice_project/50$Build-2</meta:generator>
  </office:meta>
</office:document-meta>
</file>